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2.1382in"/>
    </style:style>
    <style:style style:name="co3" style:family="table-column">
      <style:table-column-properties fo:break-before="auto" style:column-width="2.2047in"/>
    </style:style>
    <style:style style:name="co4" style:family="table-column">
      <style:table-column-properties fo:break-before="auto" style:column-width="5.2634in"/>
    </style:style>
    <style:style style:name="co5" style:family="table-column">
      <style:table-column-properties fo:break-before="auto" style:column-width="0.709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PageStyle_5f_Master_20_Binning_20_PreSales_5f_SAL_5f_SRV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ff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Normal_20_7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Normal_20_7_20_2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 Binning PreSales_SAL_SRV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>
            <text:p>Post Typ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-category</text:p>
          </table:table-cell>
          <table:table-cell table:style-name="ce1" office:value-type="string">
            <text:p>Concern descrip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Service Quality</text:p>
          </table:table-cell>
          <table:table-cell table:style-name="ce4" office:value-type="string">
            <text:p>Poor Quality of Repair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Service Quality</text:p>
          </table:table-cell>
          <table:table-cell table:style-name="ce4" office:value-type="string">
            <text:p>All jobs not comple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Delay in Delivery - DHC</text:p>
          </table:table-cell>
          <table:table-cell table:style-name="ce4" office:value-type="string">
            <text:p>Manpower shortage - Worksh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Delay in Delivery - DHC</text:p>
          </table:table-cell>
          <table:table-cell table:style-name="ce4" office:value-type="string">
            <text:p>Workshop overload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Delay in Delivery - DHC</text:p>
          </table:table-cell>
          <table:table-cell table:style-name="ce4" office:value-type="string">
            <text:p>PNA - Dealer process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Delay in Delivery - DHC</text:p>
          </table:table-cell>
          <table:table-cell table:style-name="ce4" office:value-type="string">
            <text:p>Justification of time estimate not giv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Washing &amp; cleaning</text:p>
          </table:table-cell>
          <table:table-cell table:style-name="ce4" office:value-type="string">
            <text:p>Manpower shortag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Washing &amp; cleaning</text:p>
          </table:table-cell>
          <table:table-cell table:style-name="ce4" office:value-type="string">
            <text:p>Washing infra &amp; process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Workshop infrastructure - Ambience </text:p>
          </table:table-cell>
          <table:table-cell table:style-name="ce4" office:value-type="string">
            <text:p>Low hospitali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Workshop infrastructure - Ambience </text:p>
          </table:table-cell>
          <table:table-cell table:style-name="ce4" office:value-type="string">
            <text:p>Hygiene of shop flo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Workshop infrastructure - Ambience </text:p>
          </table:table-cell>
          <table:table-cell table:style-name="ce4" office:value-type="string">
            <text:p>Hygiene of Loung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Workshop infrastructure - Ambience </text:p>
          </table:table-cell>
          <table:table-cell table:style-name="ce4" office:value-type="string">
            <text:p>Hygiene of other area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Workshop infrastructure</text:p>
          </table:table-cell>
          <table:table-cell table:style-name="ce4" office:value-type="string">
            <text:p>IT /Digita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Workshop infrastructure - Appointment</text:p>
          </table:table-cell>
          <table:table-cell table:style-name="ce4" office:value-type="string">
            <text:p>Appointment syste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Workshop infrastructure - P&amp;D</text:p>
          </table:table-cell>
          <table:table-cell table:style-name="ce4" office:value-type="string">
            <text:p>Pick and Drop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Staff Behaviour/response</text:p>
          </table:table-cell>
          <table:table-cell table:style-name="ce4" office:value-type="string">
            <text:p>SA behaviour /respon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Staff Behaviour/response</text:p>
          </table:table-cell>
          <table:table-cell table:style-name="ce4" office:value-type="string">
            <text:p>Other staff behaviour respon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Job explanation - Knowledge</text:p>
          </table:table-cell>
          <table:table-cell table:style-name="ce4" office:value-type="string">
            <text:p>Poor Technical Explanation of job giv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Job explanation - Knowledge</text:p>
          </table:table-cell>
          <table:table-cell table:style-name="ce4" office:value-type="string">
            <text:p>Justification of cost estimate not giv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Job explanation</text:p>
          </table:table-cell>
          <table:table-cell table:style-name="ce4" office:value-type="string">
            <text:p>Bill not provid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Overcharging</text:p>
          </table:table-cell>
          <table:table-cell table:style-name="ce4" office:value-type="string">
            <text:p>Maxicare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Overcharging</text:p>
          </table:table-cell>
          <table:table-cell table:style-name="ce4" office:value-type="string">
            <text:p>Additional charges levi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<text:s/>Vehicle damage within workshop</text:p>
          </table:table-cell>
          <table:table-cell table:style-name="ce4" office:value-type="string">
            <text:p>Internal accide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<text:s/>Vehicle damage within workshop</text:p>
          </table:table-cell>
          <table:table-cell table:style-name="ce4" office:value-type="string">
            <text:p>Lapses in invento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Vehicle internal Damage in workshop </text:p>
          </table:table-cell>
          <table:table-cell table:style-name="ce4" office:value-type="string">
            <text:p>Item missing claim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Vehicle internal Damage in workshop </text:p>
          </table:table-cell>
          <table:table-cell table:style-name="ce4" office:value-type="string">
            <text:p>Interior Parts Broken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Items Missing in the workshop </text:p>
          </table:table-cell>
          <table:table-cell table:style-name="ce4" office:value-type="string">
            <text:p>items in inventory but not foun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Items Missing in the workshop </text:p>
          </table:table-cell>
          <table:table-cell table:style-name="ce4" office:value-type="string">
            <text:p>items not noted in the invento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Vehicle internal Damage in workshop </text:p>
          </table:table-cell>
          <table:table-cell table:style-name="ce4" office:value-type="string">
            <text:p>Damage in the engine compartment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Vehicle Damaged During Road Test/P&amp;D</text:p>
          </table:table-cell>
          <table:table-cell table:style-name="ce4" office:value-type="string">
            <text:p>Vehicle Met an accident on Roa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Vehicle Damaged During Road Test/P&amp;D</text:p>
          </table:table-cell>
          <table:table-cell table:style-name="ce4" office:value-type="string">
            <text:p>Vehicle Tyres got damag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Unauthorised use of Vehicle </text:p>
          </table:table-cell>
          <table:table-cell table:style-name="ce4" office:value-type="string">
            <text:p>Personal use by dealer staf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Unauthorised use of Vehicle </text:p>
          </table:table-cell>
          <table:table-cell table:style-name="ce4" office:value-type="string">
            <text:p>Over consumption of fuel in vehicl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Dealer Handling</text:p>
          </table:table-cell>
          <table:table-cell table:style-name="ce4" office:value-type="string">
            <text:p>Poor Washing &amp; cleaning</text:p>
          </table:table-cell>
          <table:table-cell table:style-name="ce4" office:value-type="string">
            <text:p>Maxicare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MRC related</text:p>
          </table:table-cell>
          <table:table-cell table:style-name="ce4" office:value-type="string">
            <text:p>Call centre respon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RSA related</text:p>
          </table:table-cell>
          <table:table-cell table:style-name="ce4" office:value-type="string">
            <text:p>RSA respon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arts related</text:p>
          </table:table-cell>
          <table:table-cell table:style-name="ce4" office:value-type="string">
            <text:p>Delay in parts supply - M&amp;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arts related</text:p>
          </table:table-cell>
          <table:table-cell table:style-name="ce4" office:value-type="string">
            <text:p>ETA not availa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arts related</text:p>
          </table:table-cell>
          <table:table-cell table:style-name="ce4" office:value-type="string">
            <text:p>Parts Logistics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arts related</text:p>
          </table:table-cell>
          <table:table-cell table:style-name="ce4" office:value-type="string">
            <text:p>Parts not supplied - Special cas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arts related</text:p>
          </table:table-cell>
          <table:table-cell table:style-name="ce4" office:value-type="string">
            <text:p>Parts Supply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Bumper Ratt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Canopy/Zip - failure/damaged/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Corrosion/Perforation - Body Pane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Crack - Body Pane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Cup Holder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Decals Fad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Dents/Distorted/Damage/Scratches - Body Pane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Door Closing Effort Hig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Door Handle Trouble - Exteri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Door Handle Trouble - Interi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Door Lock/ Latch Control Trouble - Exteri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Door Lock/ Latch Control Trouble - Interi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Door Opening Effort Hig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Fits Poorly/Gap - Body Panel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Fits Poorly/Gap/Alignment - Glove Box Do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Fuel Lid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Glass breakage - Windshield/Door/Sunroo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Glove Box Door Does Not Loc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IRVM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Noise - Body Panel/Roof/Hardt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ORVM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Poor Paint Finish/Fad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Remote / Key Less Entry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Rust/ Corrosion - Body Pane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Rust/ Corrosion - Engine Compartme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Rust/Corrosion - Underbod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eat - Split Seams/Damag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eat Adjustment / Operation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 / Rattle - Do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 /Rattle - Hing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/ Rattle - Glove Box/Cooler Box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/Rattle - Exterior Trim / Cladd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/Rattle - Floor Conso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/Rattle - Hood/Bonne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/Rattle - Instrument Panel /Dashboar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/Rattle - ORV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/Rattle - Sea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/Rattle - Sun Roo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/Rattle - Trunk/Back Door/Tailg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/Rattle - Vehicle Exterior- Fro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/Rattle - Vehicle Exterior- Rea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Squeak/Rattle - Window Glas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Water Leak - Around Antenn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Water Leak - Around Front door / Window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Water Leak - Around Rear Door / Window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Water Leak - Around Sliding Window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Water Leak - Around Sunroo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Water Leak - Around Tail G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Water Leak - Around Windshield/A-Pilla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Water Leak - Through Canopy/Hardt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Window Opening / Closing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Window Winding Effort Hig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Windscreen Crack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Windscreen Distortion/Not Clea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Brake Ineffectiv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Brake Pedal Hard/Effort Hig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Brake Pedal Pulsation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Brake Pedal S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Brake Pedal Spong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Brakes Grab Or Locks 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Brakes Too Sensitiv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Front Wheel Ja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Front Wheel Overheat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Lamp - ABS ON/Bl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Lamp - AEBS ON/Bl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Lamp - Auto Hold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Lamp - Brake Pad Wear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Lamp - EBD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Lamp - EPB ON/Bl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Lamp - ESP ON/Bl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Lamp - FLWI/Park brake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Lamp - HDC ON/Bl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Lamp - HHC ON/Bl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Lamp - Park Brake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Leak - Brake Flui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Parking Brake Ineffectiv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Rear Wheel Ja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Rear Wheel Overheat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Squeak/ Rattle/Groan- Front Brak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Squeak/ Rattle/Groan- Rear Brak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Tail swing On Bra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Vehicle Pulls To Left While Bra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Vehicle Pulls To Right While Bra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hassis</text:p>
          </table:table-cell>
          <table:table-cell table:style-name="ce4" office:value-type="string">
            <text:p>Chassis Be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hassis</text:p>
          </table:table-cell>
          <table:table-cell table:style-name="ce4" office:value-type="string">
            <text:p>Chassis Crac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hassis</text:p>
          </table:table-cell>
          <table:table-cell table:style-name="ce4" office:value-type="string">
            <text:p>Chassis Ru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Clutch Burning Smel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Clutch Cable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Clutch Chatters/Grabs/Slips/Jerks/Judd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Clutch Pedal Does Not Retur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Clutch Pedal S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Clutch Pedal Spong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High Clutch Effor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Leak - Clutch Flui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Squeak / Rattle - Clutc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Squeak/Rattle - Clutch Peda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omplaint not reproducible</text:p>
          </table:table-cell>
          <table:table-cell table:style-name="ce4" office:value-type="string">
            <text:p>Intermittent electronic iss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omplaint not reproducible</text:p>
          </table:table-cell>
          <table:table-cell table:style-name="ce4" office:value-type="string">
            <text:p>Intermittent NVH iss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iagnosis</text:p>
          </table:table-cell>
          <table:table-cell table:style-name="ce4" office:value-type="string">
            <text:p>Could not diagno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line</text:p>
          </table:table-cell>
          <table:table-cell table:style-name="ce4" office:value-type="string">
            <text:p>Driveline Vibra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line</text:p>
          </table:table-cell>
          <table:table-cell table:style-name="ce4" office:value-type="string">
            <text:p>Leak - Front Axle Oi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line</text:p>
          </table:table-cell>
          <table:table-cell table:style-name="ce4" office:value-type="string">
            <text:p>Leak - Rear Axle Oi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line</text:p>
          </table:table-cell>
          <table:table-cell table:style-name="ce4" office:value-type="string">
            <text:p>Noise- Drivel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line</text:p>
          </table:table-cell>
          <table:table-cell table:style-name="ce4" office:value-type="string">
            <text:p>Noise- Front Ax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line</text:p>
          </table:table-cell>
          <table:table-cell table:style-name="ce4" office:value-type="string">
            <text:p>Noise- Rear Ax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line</text:p>
          </table:table-cell>
          <table:table-cell table:style-name="ce4" office:value-type="string">
            <text:p>Noise- Under Bod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r Assistance System</text:p>
          </table:table-cell>
          <table:table-cell table:style-name="ce4" office:value-type="string">
            <text:p>Front Camera module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r Assistance System</text:p>
          </table:table-cell>
          <table:table-cell table:style-name="ce4" office:value-type="string">
            <text:p>Front Radar module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r Assistance System</text:p>
          </table:table-cell>
          <table:table-cell table:style-name="ce4" office:value-type="string">
            <text:p>Lamp - ACC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r Assistance System</text:p>
          </table:table-cell>
          <table:table-cell table:style-name="ce4" office:value-type="string">
            <text:p>Lamp - LDW ON/Bl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r Assistance System</text:p>
          </table:table-cell>
          <table:table-cell table:style-name="ce4" office:value-type="string">
            <text:p>Lamp - LKA ON/Bl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r Assistance System</text:p>
          </table:table-cell>
          <table:table-cell table:style-name="ce4" office:value-type="string">
            <text:p>Lamp - SPA On/Bl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r Assistance System</text:p>
          </table:table-cell>
          <table:table-cell table:style-name="ce4" office:value-type="string">
            <text:p>Rear Camera module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r Assistance System</text:p>
          </table:table-cell>
          <table:table-cell table:style-name="ce4" office:value-type="string">
            <text:p>Surround View system troubl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Battery</text:p>
          </table:table-cell>
          <table:table-cell table:style-name="ce4" office:value-type="string">
            <text:p>HV battery heating 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Battery</text:p>
          </table:table-cell>
          <table:table-cell table:style-name="ce4" office:value-type="string">
            <text:p>HV battery not taking charg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Battery</text:p>
          </table:table-cell>
          <table:table-cell table:style-name="ce4" office:value-type="string">
            <text:p>HV battery warning lamp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Battery</text:p>
          </table:table-cell>
          <table:table-cell table:style-name="ce4" office:value-type="string">
            <text:p>Low rang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Battery</text:p>
          </table:table-cell>
          <table:table-cell table:style-name="ce4" office:value-type="string">
            <text:p>Wall mounted charger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Motor</text:p>
          </table:table-cell>
          <table:table-cell table:style-name="ce4" office:value-type="string">
            <text:p>Drive Motor nois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Motor</text:p>
          </table:table-cell>
          <table:table-cell table:style-name="ce4" office:value-type="string">
            <text:p>EV Warning lamp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Motor</text:p>
          </table:table-cell>
          <table:table-cell table:style-name="ce4" office:value-type="string">
            <text:p>Vehicle does not move-Fro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Motor</text:p>
          </table:table-cell>
          <table:table-cell table:style-name="ce4" office:value-type="string">
            <text:p>Vehicle does not move-Rever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Motor</text:p>
          </table:table-cell>
          <table:table-cell table:style-name="ce4" office:value-type="string">
            <text:p>Vehicle does not star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Motor</text:p>
          </table:table-cell>
          <table:table-cell table:style-name="ce4" office:value-type="string">
            <text:p>Vehicle jerking during in driv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Motor</text:p>
          </table:table-cell>
          <table:table-cell table:style-name="ce4" office:value-type="string">
            <text:p>Vehicle not waking 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Motor</text:p>
          </table:table-cell>
          <table:table-cell table:style-name="ce4" office:value-type="string">
            <text:p>Vehicle stops in runn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Transmission</text:p>
          </table:table-cell>
          <table:table-cell table:style-name="ce4" office:value-type="string">
            <text:p>Leak - Transmission oi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Transmission</text:p>
          </table:table-cell>
          <table:table-cell table:style-name="ce4" office:value-type="string">
            <text:p>Transmission hard shifting/not engag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Transmission</text:p>
          </table:table-cell>
          <table:table-cell table:style-name="ce4" office:value-type="string">
            <text:p>Transmission nois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Anti Theft/ Alarm System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Battery Bulg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Battery Crac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Battery Dea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Bulb - Cornering Lam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Bulb - Front Fo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Bulb - Headlamp HIG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Bulb - Headlamp LOW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Bulb - Interior Lam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Bulb - Rear Fog Lam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Bulb - Reverse lam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Bulb - Tail Lam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Bulb - Turn Indicat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Charging Point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Fuel Gauge Inaccur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Fuel Gauge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Head Lamp Aim / Alignment Not O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Headlamp Lens Fogg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Horn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Ignition Key Brok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Ignition Switch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Lamp - Battery Charging Warning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Lamp - Door Ajar Warning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Noise-Power window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Odometer Inaccur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Odometer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Power Window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Speedometer Inaccur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Speedometer Needle Flicker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Speedometer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Tachometer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Temperature Gauge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Trip meter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Wiper Blades Judder/Streak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Wiper Ineffectiv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Wiper Nois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Wiper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Wiring Harness - Burnt/Damage/shor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Abnormal Engine Noise/Vibration At Id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Abnormal Engine Noise/Vibration While Driv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Accelerator Pedal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mission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ngine Belt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ngine Cranks But Does Not Star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ngine Difficult To Star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ngine Does Not Cran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ngine Does Not Star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ngine does not st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ngine Idling Speed Hig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ngine Idling Speed Low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ngine Overheat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ngine Speed Hunt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ngine Stall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xcessive Coolant Consumption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xcessive Engine Oil Consumption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xcessive Fuel Consumption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Exhaust System Rattle/Noi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Fuel Filling Problem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amp - Check Engine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amp - DEF Level/malfunc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amp - DPF warning ON/Blin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amp - Glow Plug Warning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amp - High Temp Warning ON/Bl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amp - Low Oil Pressure Warning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amp - OBD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amp - Stop-Start ON/Bl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amp - Water In Fuel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eak - Coola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eak - Engine oi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eak - Exhaust ga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eak - Fuel Lin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Leak - Fuel Tan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Noise-Fuel Pum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Poor Pickup/accelera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Smoke - Blac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Smoke - Bl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Smoke - Whi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Stop-Start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Unusual Noise/Vibration from Engine Compartme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AC Not Cold Enoug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AC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AC Shuts Off Intermittently/Trips frequentl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AC Slow To Co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AC Vent movement/adjustment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AC Water Dripping In Passenger Compartme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Foul Smell With AC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Heater Not Hot Enoug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Heater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Heater Slow To Hea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Insufficient Air Flow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Leak - AC Refrigera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Noise - Blow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Rear Defogger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Windshield/Windows fogg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AdrenoX app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Alexa Voice assistant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Audio Button In Steering Wheel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Audio Remote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CD/DVD Player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Device Pairing Trouble - B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Driver Information System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DVD Remote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eSIM connectivity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Navigation/GPS/Maps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Poor Radio Reception/Sound quali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Poor Sound Quali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Software Upgra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Speaker Trouble/Sound quali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Touchscreen not working /Hanged/Flick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USB Port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Video Screen/Player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VMS System Malfunc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Others</text:p>
          </table:table-cell>
          <table:table-cell table:style-name="ce4" office:value-type="string">
            <text:p>Gear Lever Fouling to Handbrak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Others</text:p>
          </table:table-cell>
          <table:table-cell table:style-name="ce4" office:value-type="string">
            <text:p>Hydrostatic Loc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Others</text:p>
          </table:table-cell>
          <table:table-cell table:style-name="ce4" office:value-type="string">
            <text:p>IP Reflection in ORV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Others</text:p>
          </table:table-cell>
          <table:table-cell table:style-name="ce4" office:value-type="string">
            <text:p>IP Reflection in Windscre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Others</text:p>
          </table:table-cell>
          <table:table-cell table:style-name="ce4" office:value-type="string">
            <text:p>Leg Touching Steering Colum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Others</text:p>
          </table:table-cell>
          <table:table-cell table:style-name="ce4" office:value-type="string">
            <text:p>No suitable Code availa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Others</text:p>
          </table:table-cell>
          <table:table-cell table:style-name="ce4" office:value-type="string">
            <text:p>Vehicle Jack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Others</text:p>
          </table:table-cell>
          <table:table-cell table:style-name="ce4" office:value-type="string">
            <text:p>Water Splash On To Windscre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Others</text:p>
          </table:table-cell>
          <table:table-cell table:style-name="ce4" office:value-type="string">
            <text:p>Wind Noi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Product complaint</text:p>
          </table:table-cell>
          <table:table-cell table:style-name="ce4" office:value-type="string">
            <text:p>First time repor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Product definition issue</text:p>
          </table:table-cell>
          <table:table-cell table:style-name="ce4" office:value-type="string">
            <text:p>Features/Sign off issu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air Cost</text:p>
          </table:table-cell>
          <table:table-cell table:style-name="ce4" office:value-type="string">
            <text:p>High Cost of repai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air</text:p>
          </table:table-cell>
          <table:table-cell table:style-name="ce4" office:value-type="string">
            <text:p>Could not repai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eat part failure</text:p>
          </table:table-cell>
          <table:table-cell table:style-name="ce4" office:value-type="string">
            <text:p>Poor component quali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afety</text:p>
          </table:table-cell>
          <table:table-cell table:style-name="ce4" office:value-type="string">
            <text:p>Front Airbag Not Deploy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afety</text:p>
          </table:table-cell>
          <table:table-cell table:style-name="ce4" office:value-type="string">
            <text:p>Knee airbag Not deploy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afety</text:p>
          </table:table-cell>
          <table:table-cell table:style-name="ce4" office:value-type="string">
            <text:p>Lamp - Air Bag Warning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afety</text:p>
          </table:table-cell>
          <table:table-cell table:style-name="ce4" office:value-type="string">
            <text:p>Lamp - Seat Belt Warning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afety</text:p>
          </table:table-cell>
          <table:table-cell table:style-name="ce4" office:value-type="string">
            <text:p>Seat belt stuck/ not getting retrac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afety</text:p>
          </table:table-cell>
          <table:table-cell table:style-name="ce4" office:value-type="string">
            <text:p>Side Airbags Not Deploy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afety</text:p>
          </table:table-cell>
          <table:table-cell table:style-name="ce4" office:value-type="string">
            <text:p>Squeak/Rattle - Seat Bel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afety</text:p>
          </table:table-cell>
          <table:table-cell table:style-name="ce4" office:value-type="string">
            <text:p>Unintentional Airbag Deployme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High Steering Effor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Lamp - EPS ON/Bl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Leak - Steering Flui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Noise- Steering/Steering Colum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Steering- Excessive Free Pla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Steering Pulling L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Steering Pulling R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Steering Vibration While Runn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Steering Wheel - Damage/Fade/Pee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Steering Wheel- Not Center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uspension</text:p>
          </table:table-cell>
          <table:table-cell table:style-name="ce4" office:value-type="string">
            <text:p>Leak - Shock absorber/Stru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uspension</text:p>
          </table:table-cell>
          <table:table-cell table:style-name="ce4" office:value-type="string">
            <text:p>Noise- Front Suspen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uspension</text:p>
          </table:table-cell>
          <table:table-cell table:style-name="ce4" office:value-type="string">
            <text:p>Noise- Rear Suspen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uspension</text:p>
          </table:table-cell>
          <table:table-cell table:style-name="ce4" office:value-type="string">
            <text:p>Uncomfortable Rid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uspension</text:p>
          </table:table-cell>
          <table:table-cell table:style-name="ce4" office:value-type="string">
            <text:p>Vehicle Unstable At High Speed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4H/4L/AWD Not Wor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AT Jer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AT- No Shif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AT- Shudd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Gear Clashing/Crash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Gear Lever Vibra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Gear Slip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Hard Shift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Lamp - 4WD HI/LO 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Lamp - AT Malfunc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Lamp- Transmission Malfunc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Leak - Transfer Case/PTU Oi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Leak - Transmission/Transaxle Oi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Limp Home mode- Transmis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Noise- Transfer Case/PTU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Noise- Transmission/Transax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Air Leak From Ty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Incorrect TPMS Warn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Lamp - TPMS ON/Blink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Noise- Ty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Spare Wheel Fallen Of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Tyre- Abnormal Wea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Tyre- Bulges / Cut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Wheel Cap Fallen Of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Wheel Nut Fallen Of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Wheel Rim Crack/Bent/Ru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Repeat repair - Bod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Walk Home incident - Bod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Product issue- Non walk home - Bod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ody</text:p>
          </table:table-cell>
          <table:table-cell table:style-name="ce4" office:value-type="string">
            <text:p>Delay in Repair - Bod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Repeat repair - Brak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Walk Home incident - Brak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Product issue- Non walk home - Brak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Brake</text:p>
          </table:table-cell>
          <table:table-cell table:style-name="ce4" office:value-type="string">
            <text:p>Delay in Repair - Brak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hassis</text:p>
          </table:table-cell>
          <table:table-cell table:style-name="ce4" office:value-type="string">
            <text:p>Repeat repair - Chassi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hassis</text:p>
          </table:table-cell>
          <table:table-cell table:style-name="ce4" office:value-type="string">
            <text:p>Walk Home incident - Chassi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hassis</text:p>
          </table:table-cell>
          <table:table-cell table:style-name="ce4" office:value-type="string">
            <text:p>Product issue- Non walk home - Chassi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hassis</text:p>
          </table:table-cell>
          <table:table-cell table:style-name="ce4" office:value-type="string">
            <text:p>Delay in Repair - Chassi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Repeat repair - Clutc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Walk Home incident - Clutc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Product issue- Non walk home - Clutc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lutch</text:p>
          </table:table-cell>
          <table:table-cell table:style-name="ce4" office:value-type="string">
            <text:p>Delay in Repair - Clutc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omplaint not reproducible</text:p>
          </table:table-cell>
          <table:table-cell table:style-name="ce4" office:value-type="string">
            <text:p>Repeat repair - Complaint not reproduci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omplaint not reproducible</text:p>
          </table:table-cell>
          <table:table-cell table:style-name="ce4" office:value-type="string">
            <text:p>Walk Home incident - Complaint not reproduci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omplaint not reproducible</text:p>
          </table:table-cell>
          <table:table-cell table:style-name="ce4" office:value-type="string">
            <text:p>Product issue- Non walk home - Complaint not reproduci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Complaint not reproducible</text:p>
          </table:table-cell>
          <table:table-cell table:style-name="ce4" office:value-type="string">
            <text:p>Delay in Repair - Complaint not reproduci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iagnosis</text:p>
          </table:table-cell>
          <table:table-cell table:style-name="ce4" office:value-type="string">
            <text:p>Repeat repair - Diagnosi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iagnosis</text:p>
          </table:table-cell>
          <table:table-cell table:style-name="ce4" office:value-type="string">
            <text:p>Walk Home incident - Diagnosi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iagnosis</text:p>
          </table:table-cell>
          <table:table-cell table:style-name="ce4" office:value-type="string">
            <text:p>Product issue- Non walk home - Diagnosi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iagnosis</text:p>
          </table:table-cell>
          <table:table-cell table:style-name="ce4" office:value-type="string">
            <text:p>Delay in Repair - Diagnosi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line</text:p>
          </table:table-cell>
          <table:table-cell table:style-name="ce4" office:value-type="string">
            <text:p>Repeat repair - Drivel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line</text:p>
          </table:table-cell>
          <table:table-cell table:style-name="ce4" office:value-type="string">
            <text:p>Walk Home incident - Drivel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line</text:p>
          </table:table-cell>
          <table:table-cell table:style-name="ce4" office:value-type="string">
            <text:p>Product issue- Non walk home - Drivel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line</text:p>
          </table:table-cell>
          <table:table-cell table:style-name="ce4" office:value-type="string">
            <text:p>Delay in Repair - Drivel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r Assistance System</text:p>
          </table:table-cell>
          <table:table-cell table:style-name="ce4" office:value-type="string">
            <text:p>Repeat repair - Driver Assistance Syste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r Assistance System</text:p>
          </table:table-cell>
          <table:table-cell table:style-name="ce4" office:value-type="string">
            <text:p>Walk Home incident - Driver Assistance Syste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r Assistance System</text:p>
          </table:table-cell>
          <table:table-cell table:style-name="ce4" office:value-type="string">
            <text:p>Product issue- Non walk home - Driver Assistance Syste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Driver Assistance System</text:p>
          </table:table-cell>
          <table:table-cell table:style-name="ce4" office:value-type="string">
            <text:p>Delay in Repair - Driver Assistance Syste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Battery</text:p>
          </table:table-cell>
          <table:table-cell table:style-name="ce4" office:value-type="string">
            <text:p>Repeat repair - Electric Vehicle Batte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Battery</text:p>
          </table:table-cell>
          <table:table-cell table:style-name="ce4" office:value-type="string">
            <text:p>Walk Home incident - Electric Vehicle Batte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Battery</text:p>
          </table:table-cell>
          <table:table-cell table:style-name="ce4" office:value-type="string">
            <text:p>Product issue- Non walk home - Electric Vehicle Batte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Battery</text:p>
          </table:table-cell>
          <table:table-cell table:style-name="ce4" office:value-type="string">
            <text:p>Delay in Repair - Electric Vehicle Batte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Motor</text:p>
          </table:table-cell>
          <table:table-cell table:style-name="ce4" office:value-type="string">
            <text:p>Repeat repair - Electric Vehicle Mot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Motor</text:p>
          </table:table-cell>
          <table:table-cell table:style-name="ce4" office:value-type="string">
            <text:p>Walk Home incident - Electric Vehicle Mot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Motor</text:p>
          </table:table-cell>
          <table:table-cell table:style-name="ce4" office:value-type="string">
            <text:p>Product issue- Non walk home - Electric Vehicle Mot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Motor</text:p>
          </table:table-cell>
          <table:table-cell table:style-name="ce4" office:value-type="string">
            <text:p>Delay in Repair - Electric Vehicle Mot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Transmission</text:p>
          </table:table-cell>
          <table:table-cell table:style-name="ce4" office:value-type="string">
            <text:p>Repeat repair - Vehicle Transmis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Transmission</text:p>
          </table:table-cell>
          <table:table-cell table:style-name="ce4" office:value-type="string">
            <text:p>Walk Home incident - Vehicle Transmis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Transmission</text:p>
          </table:table-cell>
          <table:table-cell table:style-name="ce4" office:value-type="string">
            <text:p>Product issue- Non walk home - Vehicle Transmis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 Vehicle Transmission</text:p>
          </table:table-cell>
          <table:table-cell table:style-name="ce4" office:value-type="string">
            <text:p>Delay in Repair - Vehicle Transmis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Repeat repair - Electrica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Walk Home incident - Electrica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Product issue- Non walk home - Electrica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lectrical</text:p>
          </table:table-cell>
          <table:table-cell table:style-name="ce4" office:value-type="string">
            <text:p>Delay in Repair - Electrica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Repeat repair - Eng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Walk Home incident - Eng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Product issue- Non walk home - Eng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Engine</text:p>
          </table:table-cell>
          <table:table-cell table:style-name="ce4" office:value-type="string">
            <text:p>Delay in Repair - Eng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Repeat repair - HVAC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Walk Home incident - HVAC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Product issue- Non walk home - HVAC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HVAC</text:p>
          </table:table-cell>
          <table:table-cell table:style-name="ce4" office:value-type="string">
            <text:p>Delay in Repair - HVAC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Repeat repair - Infotainme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Walk Home incident - Infotainme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Product issue- Non walk home - Infotainme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Infotainment</text:p>
          </table:table-cell>
          <table:table-cell table:style-name="ce4" office:value-type="string">
            <text:p>Delay in Repair - Infotainme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Others</text:p>
          </table:table-cell>
          <table:table-cell table:style-name="ce4" office:value-type="string">
            <text:p>Repeat repair - 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Others</text:p>
          </table:table-cell>
          <table:table-cell table:style-name="ce4" office:value-type="string">
            <text:p>Walk Home incident - 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Others</text:p>
          </table:table-cell>
          <table:table-cell table:style-name="ce4" office:value-type="string">
            <text:p>Product issue- Non walk home - 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Others</text:p>
          </table:table-cell>
          <table:table-cell table:style-name="ce4" office:value-type="string">
            <text:p>Delay in Repair - 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Product complaint</text:p>
          </table:table-cell>
          <table:table-cell table:style-name="ce4" office:value-type="string">
            <text:p>Repeat repair - Product complai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Product complaint</text:p>
          </table:table-cell>
          <table:table-cell table:style-name="ce4" office:value-type="string">
            <text:p>Walk Home incident - Product complai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Product complaint</text:p>
          </table:table-cell>
          <table:table-cell table:style-name="ce4" office:value-type="string">
            <text:p>Product issue- Non walk home - Product complai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Product complaint</text:p>
          </table:table-cell>
          <table:table-cell table:style-name="ce4" office:value-type="string">
            <text:p>Delay in Repair - Product complai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Product definition issue</text:p>
          </table:table-cell>
          <table:table-cell table:style-name="ce4" office:value-type="string">
            <text:p>Repeat repair - Product definition iss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Product definition issue</text:p>
          </table:table-cell>
          <table:table-cell table:style-name="ce4" office:value-type="string">
            <text:p>Walk Home incident - Product definition iss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Product definition issue</text:p>
          </table:table-cell>
          <table:table-cell table:style-name="ce4" office:value-type="string">
            <text:p>Product issue- Non walk home - Product definition iss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Product definition issue</text:p>
          </table:table-cell>
          <table:table-cell table:style-name="ce4" office:value-type="string">
            <text:p>Delay in Repair - Product definition iss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air</text:p>
          </table:table-cell>
          <table:table-cell table:style-name="ce4" office:value-type="string">
            <text:p>Repeat repair - Repai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air</text:p>
          </table:table-cell>
          <table:table-cell table:style-name="ce4" office:value-type="string">
            <text:p>Walk Home incident - Repai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air</text:p>
          </table:table-cell>
          <table:table-cell table:style-name="ce4" office:value-type="string">
            <text:p>Product issue- Non walk home - Repai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air</text:p>
          </table:table-cell>
          <table:table-cell table:style-name="ce4" office:value-type="string">
            <text:p>Delay in Repair - Repai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air Cost</text:p>
          </table:table-cell>
          <table:table-cell table:style-name="ce4" office:value-type="string">
            <text:p>Repeat repair - Repair Co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air Cost</text:p>
          </table:table-cell>
          <table:table-cell table:style-name="ce4" office:value-type="string">
            <text:p>Walk Home incident - Repair Co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air Cost</text:p>
          </table:table-cell>
          <table:table-cell table:style-name="ce4" office:value-type="string">
            <text:p>Product issue- Non walk home - Repair Co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air Cost</text:p>
          </table:table-cell>
          <table:table-cell table:style-name="ce4" office:value-type="string">
            <text:p>Delay in Repair - Repair Co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eat part failure</text:p>
          </table:table-cell>
          <table:table-cell table:style-name="ce4" office:value-type="string">
            <text:p>Repeat repair - Repeat part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eat part failure</text:p>
          </table:table-cell>
          <table:table-cell table:style-name="ce4" office:value-type="string">
            <text:p>Walk Home incident - Repeat part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eat part failure</text:p>
          </table:table-cell>
          <table:table-cell table:style-name="ce4" office:value-type="string">
            <text:p>Product issue- Non walk home - Repeat part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Repeat part failure</text:p>
          </table:table-cell>
          <table:table-cell table:style-name="ce4" office:value-type="string">
            <text:p>Delay in Repair - Repeat part fail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afety</text:p>
          </table:table-cell>
          <table:table-cell table:style-name="ce4" office:value-type="string">
            <text:p>Repeat repair - Safe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afety</text:p>
          </table:table-cell>
          <table:table-cell table:style-name="ce4" office:value-type="string">
            <text:p>Walk Home incident - Safe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afety</text:p>
          </table:table-cell>
          <table:table-cell table:style-name="ce4" office:value-type="string">
            <text:p>Product issue- Non walk home - Safe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afety</text:p>
          </table:table-cell>
          <table:table-cell table:style-name="ce4" office:value-type="string">
            <text:p>Delay in Repair - Safe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Repeat repair - Steer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Walk Home incident - Steer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Product issue- Non walk home - Steer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teering</text:p>
          </table:table-cell>
          <table:table-cell table:style-name="ce4" office:value-type="string">
            <text:p>Delay in Repair - Steerin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uspension</text:p>
          </table:table-cell>
          <table:table-cell table:style-name="ce4" office:value-type="string">
            <text:p>Repeat repair - Suspen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uspension</text:p>
          </table:table-cell>
          <table:table-cell table:style-name="ce4" office:value-type="string">
            <text:p>Walk Home incident - Suspen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uspension</text:p>
          </table:table-cell>
          <table:table-cell table:style-name="ce4" office:value-type="string">
            <text:p>Product issue- Non walk home - Suspen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Suspension</text:p>
          </table:table-cell>
          <table:table-cell table:style-name="ce4" office:value-type="string">
            <text:p>Delay in Repair - Suspen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Repeat repair - Transmis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Walk Home incident - Transmis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Product issue- Non walk home - Transmis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Transmission</text:p>
          </table:table-cell>
          <table:table-cell table:style-name="ce4" office:value-type="string">
            <text:p>Delay in Repair - Transmis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Repeat repair - Wheels &amp; Tir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Walk Home incident - Wheels &amp; Tir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Product issue- Non walk home - Wheels &amp; Tir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ter Sales Concern</text:p>
          </table:table-cell>
          <table:table-cell table:style-name="ce4" office:value-type="string">
            <text:p>M&amp;M Related</text:p>
          </table:table-cell>
          <table:table-cell table:style-name="ce4" office:value-type="string">
            <text:p>Product-Wheels &amp; Tires</text:p>
          </table:table-cell>
          <table:table-cell table:style-name="ce4" office:value-type="string">
            <text:p>Delay in Repair - Wheels &amp; Tir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Product</text:p>
          </table:table-cell>
          <table:table-cell table:number-columns-repeated="2" table:style-name="ce5" office:value-type="string">
            <text:p>Product Performanc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Product</text:p>
          </table:table-cell>
          <table:table-cell table:number-columns-repeated="2" table:style-name="ce5" office:value-type="string">
            <text:p>Product Featur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Product</text:p>
          </table:table-cell>
          <table:table-cell table:number-columns-repeated="2" table:style-name="ce5" office:value-type="string">
            <text:p>Product Quali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Product</text:p>
          </table:table-cell>
          <table:table-cell table:number-columns-repeated="2" table:style-name="ce5" office:value-type="string">
            <text:p>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Overall Buying <text:s/>Experienc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Best Deal/Value for Money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Dealer Infrastruct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Behaviou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Responsivenes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Washing/Cleanlines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Timeliness of Delive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Charg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Call Centre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Service Quali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Service Experienc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Dealer Infrastruct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Behaviou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Responsivenes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Washing/Cleanlines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Timeliness of Servic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Charg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RSA Partners Related (TVS 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RSA Partners Related (Allianz 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RSA Partners Related (Europ Assistance 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Call Centre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preciation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4" office:value-type="string">
            <text:p>BDA</text:p>
          </table:table-cell>
          <table:table-cell table:number-columns-repeated="2" table:style-name="ce8" office:value-type="string">
            <text:p>Collision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4" office:value-type="string">
            <text:p>BDA</text:p>
          </table:table-cell>
          <table:table-cell table:number-columns-repeated="2" table:style-name="ce8" office:value-type="string">
            <text:p>Starting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4" office:value-type="string">
            <text:p>BDA</text:p>
          </table:table-cell>
          <table:table-cell table:number-columns-repeated="2" table:style-name="ce8" office:value-type="string">
            <text:p>Clutch/Transmis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4" office:value-type="string">
            <text:p>BDA</text:p>
          </table:table-cell>
          <table:table-cell table:number-columns-repeated="2" table:style-name="ce8" office:value-type="string">
            <text:p>Vehicle Covered Under RS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4" office:value-type="string">
            <text:p>BDA</text:p>
          </table:table-cell>
          <table:table-cell table:number-columns-repeated="2" table:style-name="ce8" office:value-type="string">
            <text:p>Engine Relat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4" office:value-type="string">
            <text:p>BDA</text:p>
          </table:table-cell>
          <table:table-cell table:number-columns-repeated="2" table:style-name="ce8" office:value-type="string">
            <text:p>Flat Tyr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4" office:value-type="string">
            <text:p>BDA</text:p>
          </table:table-cell>
          <table:table-cell table:number-columns-repeated="2" table:style-name="ce8" office:value-type="string">
            <text:p>Fuel/Oil/Coolant Leakag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4" office:value-type="string">
            <text:p>BDA</text:p>
          </table:table-cell>
          <table:table-cell table:number-columns-repeated="2" table:style-name="ce8" office:value-type="string">
            <text:p>Keys Locked Out/Keys Lost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4" office:value-type="string">
            <text:p>BDA</text:p>
          </table:table-cell>
          <table:table-cell table:number-columns-repeated="2" table:style-name="ce8" office:value-type="string">
            <text:p>Brake Operations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4" office:value-type="string">
            <text:p>BDA</text:p>
          </table:table-cell>
          <table:table-cell table:number-columns-repeated="2" table:style-name="ce8" office:value-type="string">
            <text:p>Out of Fue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4" office:value-type="string">
            <text:p>BDA</text:p>
          </table:table-cell>
          <table:table-cell table:number-columns-repeated="2" table:style-name="ce8" office:value-type="string">
            <text:p>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number-columns-repeated="3" table:style-name="ce4" office:value-type="string">
            <text:p>BDA Follow U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2" office:value-type="string">
            <text:p>MEA (SOS)</text:p>
          </table:table-cell>
          <table:table-cell table:number-columns-repeated="2" table:style-name="ce8" office:value-type="string">
            <text:p>Collision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2" office:value-type="string">
            <text:p>MEA (SOS)</text:p>
          </table:table-cell>
          <table:table-cell table:number-columns-repeated="2" table:style-name="ce8" office:value-type="string">
            <text:p>Starting Trou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2" office:value-type="string">
            <text:p>MEA (SOS)</text:p>
          </table:table-cell>
          <table:table-cell table:number-columns-repeated="2" table:style-name="ce8" office:value-type="string">
            <text:p>Clutch/Transmis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2" office:value-type="string">
            <text:p>MEA (SOS)</text:p>
          </table:table-cell>
          <table:table-cell table:number-columns-repeated="2" table:style-name="ce8" office:value-type="string">
            <text:p>Vehicle Covered Under RS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2" office:value-type="string">
            <text:p>MEA (SOS)</text:p>
          </table:table-cell>
          <table:table-cell table:number-columns-repeated="2" table:style-name="ce8" office:value-type="string">
            <text:p>Engine Relat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2" office:value-type="string">
            <text:p>MEA (SOS)</text:p>
          </table:table-cell>
          <table:table-cell table:number-columns-repeated="2" table:style-name="ce8" office:value-type="string">
            <text:p>Flat Tyr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2" office:value-type="string">
            <text:p>MEA (SOS)</text:p>
          </table:table-cell>
          <table:table-cell table:number-columns-repeated="2" table:style-name="ce8" office:value-type="string">
            <text:p>Fuel/Oil/Coolant Leakag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2" office:value-type="string">
            <text:p>MEA (SOS)</text:p>
          </table:table-cell>
          <table:table-cell table:number-columns-repeated="2" table:style-name="ce8" office:value-type="string">
            <text:p>Keys Locked Out/Keys Lost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2" office:value-type="string">
            <text:p>MEA (SOS)</text:p>
          </table:table-cell>
          <table:table-cell table:number-columns-repeated="2" table:style-name="ce8" office:value-type="string">
            <text:p>Brake Operations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2" office:value-type="string">
            <text:p>MEA (SOS)</text:p>
          </table:table-cell>
          <table:table-cell table:number-columns-repeated="2" table:style-name="ce8" office:value-type="string">
            <text:p>Out of Fue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2" office:value-type="string">
            <text:p>MEA (SOS)</text:p>
          </table:table-cell>
          <table:table-cell table:number-columns-repeated="2" table:style-name="ce8" office:value-type="string">
            <text:p>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DA</text:p>
          </table:table-cell>
          <table:table-cell table:style-name="ce5" office:value-type="string">
            <text:p>e Call</text:p>
          </table:table-cell>
          <table:table-cell table:number-columns-repeated="2" table:style-name="ce8" office:value-type="string">
            <text:p>Collis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Product</text:p>
          </table:table-cell>
          <table:table-cell table:number-columns-repeated="2" table:style-name="ce5" office:value-type="string">
            <text:p>Product Performanc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Product</text:p>
          </table:table-cell>
          <table:table-cell table:number-columns-repeated="2" table:style-name="ce5" office:value-type="string">
            <text:p>Product Design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Product</text:p>
          </table:table-cell>
          <table:table-cell table:number-columns-repeated="2" table:style-name="ce5" office:value-type="string">
            <text:p>Product Pric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Product</text:p>
          </table:table-cell>
          <table:table-cell table:number-columns-repeated="2" table:style-name="ce5" office:value-type="string">
            <text:p>Product Featur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Product</text:p>
          </table:table-cell>
          <table:table-cell table:number-columns-repeated="2" table:style-name="ce5" office:value-type="string">
            <text:p>Product Quali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Product</text:p>
          </table:table-cell>
          <table:table-cell table:number-columns-repeated="2" table:style-name="ce5" office:value-type="string">
            <text:p>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Overall Buying <text:s/>Experienc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Best Deal/Value for Money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Sales Process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Dealer Infrastruct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Advertisement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RC / Insuranc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Value Added Products ( RSA/Shield/ Accessories , etc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ales</text:p>
          </table:table-cell>
          <table:table-cell table:number-columns-repeated="2" table:style-name="ce5" office:value-type="string">
            <text:p>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Overall Service Experienc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Dealer Infrastruct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Digitalization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Eco Friendly Initiatives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Call Centre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back</text:p>
          </table:table-cell>
          <table:table-cell table:style-name="ce2" office:value-type="string">
            <text:p>Service</text:p>
          </table:table-cell>
          <table:table-cell table:number-columns-repeated="2" table:style-name="ce5" office:value-type="string">
            <text:p>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yalty Related</text:p>
          </table:table-cell>
          <table:table-cell table:style-name="ce2" office:value-type="string">
            <text:p>Top Gear/Uday/Purple Club+</text:p>
          </table:table-cell>
          <table:table-cell table:number-columns-repeated="2" table:style-name="ce5" office:value-type="string">
            <text:p>Benefits Relat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yalty Related</text:p>
          </table:table-cell>
          <table:table-cell table:style-name="ce2" office:value-type="string">
            <text:p>Top Gear/Uday/Purple Club+</text:p>
          </table:table-cell>
          <table:table-cell table:number-columns-repeated="2" table:style-name="ce5" office:value-type="string">
            <text:p>Activation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yalty Related</text:p>
          </table:table-cell>
          <table:table-cell table:style-name="ce2" office:value-type="string">
            <text:p>Top Gear/Uday/Purple Club+</text:p>
          </table:table-cell>
          <table:table-cell table:number-columns-repeated="2" table:style-name="ce5" office:value-type="string">
            <text:p>Redemption relat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yalty Related</text:p>
          </table:table-cell>
          <table:table-cell table:style-name="ce2" office:value-type="string">
            <text:p>Top Gear/Uday/Purple Club+</text:p>
          </table:table-cell>
          <table:table-cell table:number-columns-repeated="2" table:style-name="ce5" office:value-type="string">
            <text:p>Scholarship/Recharge Relat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yalty Related</text:p>
          </table:table-cell>
          <table:table-cell table:style-name="ce2" office:value-type="string">
            <text:p>Top Gear/Uday/Purple Club+</text:p>
          </table:table-cell>
          <table:table-cell table:number-columns-repeated="2" table:style-name="ce5" office:value-type="string">
            <text:p>Unable to Avail Benefits (Lounge/Holidays, etc.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yalty Related</text:p>
          </table:table-cell>
          <table:table-cell table:style-name="ce2" office:value-type="string">
            <text:p>Top Gear/Uday/Purple Club+</text:p>
          </table:table-cell>
          <table:table-cell table:number-columns-repeated="2" table:style-name="ce5" office:value-type="string">
            <text:p>Unable to Redeem Point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yalty Related</text:p>
          </table:table-cell>
          <table:table-cell table:style-name="ce2" office:value-type="string">
            <text:p>Top Gear/Uday/Purple Club+</text:p>
          </table:table-cell>
          <table:table-cell table:number-columns-repeated="2" table:style-name="ce5" office:value-type="string">
            <text:p>Membership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yalty Related</text:p>
          </table:table-cell>
          <table:table-cell table:style-name="ce2" office:value-type="string">
            <text:p>Top Gear/Uday/Purple Club+</text:p>
          </table:table-cell>
          <table:table-cell table:number-columns-repeated="2" table:style-name="ce5" office:value-type="string">
            <text:p>Unable to Access the Account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yalty Related</text:p>
          </table:table-cell>
          <table:table-cell table:style-name="ce2" office:value-type="string">
            <text:p>Top Gear/Uday/Purple Club+</text:p>
          </table:table-cell>
          <table:table-cell table:number-columns-repeated="2" table:style-name="ce5" office:value-type="string">
            <text:p>Membership Co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yalty Related</text:p>
          </table:table-cell>
          <table:table-cell table:style-name="ce2" office:value-type="string">
            <text:p>Top Gear/Uday/Purple Club+</text:p>
          </table:table-cell>
          <table:table-cell table:number-columns-repeated="2" table:style-name="ce5" office:value-type="string">
            <text:p>Benefits (Lounge, Holidays, etc.)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yalty Related</text:p>
          </table:table-cell>
          <table:table-cell table:style-name="ce2" office:value-type="string">
            <text:p>Top Gear/Uday/Purple Club+</text:p>
          </table:table-cell>
          <table:table-cell table:number-columns-repeated="2" table:style-name="ce5" office:value-type="string">
            <text:p>Redemption of Points Relat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 Group Companies</text:p>
          </table:table-cell>
          <table:table-cell table:style-name="ce2" office:value-type="string">
            <text:p>Transfer to Other Helpline</text:p>
          </table:table-cell>
          <table:table-cell table:number-columns-repeated="2" table:style-name="ce5" office:value-type="string">
            <text:p>Club M Concer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 Group Companies</text:p>
          </table:table-cell>
          <table:table-cell table:style-name="ce2" office:value-type="string">
            <text:p>Transfer to Other Helpline</text:p>
          </table:table-cell>
          <table:table-cell table:number-columns-repeated="2" table:style-name="ce5" office:value-type="string">
            <text:p>Club M Enqui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 Group Companies</text:p>
          </table:table-cell>
          <table:table-cell table:style-name="ce2" office:value-type="string">
            <text:p>Transfer to Other Helpline</text:p>
          </table:table-cell>
          <table:table-cell table:number-columns-repeated="2" table:style-name="ce5" office:value-type="string">
            <text:p>Mahindra Financ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 Group Companies</text:p>
          </table:table-cell>
          <table:table-cell table:style-name="ce2" office:value-type="string">
            <text:p>Transfer to Other Helpline</text:p>
          </table:table-cell>
          <table:table-cell table:number-columns-repeated="2" table:style-name="ce5" office:value-type="string">
            <text:p>2 Wheel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 Group Companies</text:p>
          </table:table-cell>
          <table:table-cell table:style-name="ce2" office:value-type="string">
            <text:p>Transfer to Other Helpline</text:p>
          </table:table-cell>
          <table:table-cell table:number-columns-repeated="2" table:style-name="ce5" office:value-type="string">
            <text:p>MFAR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 Group Companies</text:p>
          </table:table-cell>
          <table:table-cell table:style-name="ce2" office:value-type="string">
            <text:p>Transfer to Other Helpline</text:p>
          </table:table-cell>
          <table:table-cell table:number-columns-repeated="2" table:style-name="ce5" office:value-type="string">
            <text:p>Powero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 Group Companies</text:p>
          </table:table-cell>
          <table:table-cell table:style-name="ce2" office:value-type="string">
            <text:p>Transfer to Other Helpline</text:p>
          </table:table-cell>
          <table:table-cell table:number-columns-repeated="2" table:style-name="ce5" office:value-type="string">
            <text:p>Construction Equipme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 Group Companies</text:p>
          </table:table-cell>
          <table:table-cell table:style-name="ce2" office:value-type="string">
            <text:p>Transfer to Other Helpline</text:p>
          </table:table-cell>
          <table:table-cell table:number-columns-repeated="2" table:style-name="ce5" office:value-type="string">
            <text:p>MTB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 Group Companies</text:p>
          </table:table-cell>
          <table:table-cell table:style-name="ce2" office:value-type="string">
            <text:p>Transfer to Other Helpline</text:p>
          </table:table-cell>
          <table:table-cell table:number-columns-repeated="2" table:style-name="ce5" office:value-type="string">
            <text:p>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s</text:p>
          </table:table-cell>
          <table:table-cell table:number-columns-repeated="3" table:style-name="ce2" office:value-type="string">
            <text:p>Test Cal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s</text:p>
          </table:table-cell>
          <table:table-cell table:number-columns-repeated="3" table:style-name="ce2" office:value-type="string">
            <text:p>Prank Cal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s</text:p>
          </table:table-cell>
          <table:table-cell table:style-name="ce2" office:value-type="string">
            <text:p>Language Barrier</text:p>
          </table:table-cell>
          <table:table-cell table:number-columns-repeated="2" table:style-name="ce5" office:value-type="string">
            <text:p>Assame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s</text:p>
          </table:table-cell>
          <table:table-cell table:style-name="ce2" office:value-type="string">
            <text:p>Language Barrier</text:p>
          </table:table-cell>
          <table:table-cell table:number-columns-repeated="2" table:style-name="ce5" office:value-type="string">
            <text:p>Bengali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s</text:p>
          </table:table-cell>
          <table:table-cell table:style-name="ce2" office:value-type="string">
            <text:p>Language Barrier</text:p>
          </table:table-cell>
          <table:table-cell table:number-columns-repeated="2" table:style-name="ce5" office:value-type="string">
            <text:p>Gujarati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s</text:p>
          </table:table-cell>
          <table:table-cell table:style-name="ce2" office:value-type="string">
            <text:p>Language Barrier</text:p>
          </table:table-cell>
          <table:table-cell table:number-columns-repeated="2" table:style-name="ce5" office:value-type="string">
            <text:p>Kannad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s</text:p>
          </table:table-cell>
          <table:table-cell table:style-name="ce2" office:value-type="string">
            <text:p>Language Barrier</text:p>
          </table:table-cell>
          <table:table-cell table:number-columns-repeated="2" table:style-name="ce5" office:value-type="string">
            <text:p>Malayala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s</text:p>
          </table:table-cell>
          <table:table-cell table:style-name="ce2" office:value-type="string">
            <text:p>Language Barrier</text:p>
          </table:table-cell>
          <table:table-cell table:number-columns-repeated="2" table:style-name="ce5" office:value-type="string">
            <text:p>Marathi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s</text:p>
          </table:table-cell>
          <table:table-cell table:style-name="ce2" office:value-type="string">
            <text:p>Language Barrier</text:p>
          </table:table-cell>
          <table:table-cell table:number-columns-repeated="2" table:style-name="ce5" office:value-type="string">
            <text:p>Oriy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s</text:p>
          </table:table-cell>
          <table:table-cell table:style-name="ce2" office:value-type="string">
            <text:p>Language Barrier</text:p>
          </table:table-cell>
          <table:table-cell table:number-columns-repeated="2" table:style-name="ce5" office:value-type="string">
            <text:p>Punjabi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s</text:p>
          </table:table-cell>
          <table:table-cell table:style-name="ce2" office:value-type="string">
            <text:p>Language Barrier</text:p>
          </table:table-cell>
          <table:table-cell table:number-columns-repeated="2" table:style-name="ce5" office:value-type="string">
            <text:p>Tami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s</text:p>
          </table:table-cell>
          <table:table-cell table:style-name="ce2" office:value-type="string">
            <text:p>Language Barrier</text:p>
          </table:table-cell>
          <table:table-cell table:number-columns-repeated="2" table:style-name="ce5" office:value-type="string">
            <text:p>Telugu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thers</text:p>
          </table:table-cell>
          <table:table-cell table:style-name="ce2" office:value-type="string">
            <text:p>Language Barrier</text:p>
          </table:table-cell>
          <table:table-cell table:number-columns-repeated="2" table:style-name="ce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Facility</text:p>
          </table:table-cell>
          <table:table-cell table:style-name="ce9" office:value-type="string">
            <text:p>Dealer Showroom proximi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Facility</text:p>
          </table:table-cell>
          <table:table-cell table:style-name="ce9" office:value-type="string">
            <text:p>Showroom Inf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Facility</text:p>
          </table:table-cell>
          <table:table-cell table:style-name="ce9" office:value-type="string">
            <text:p>Tea / Coffee / Refreshments / water not serv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Facility</text:p>
          </table:table-cell>
          <table:table-cell table:style-name="ce9" office:value-type="string">
            <text:p>Seating @ lounge inadequ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Facility</text:p>
          </table:table-cell>
          <table:table-cell table:style-name="ce9" office:value-type="string">
            <text:p>No Accessory availa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Facility</text:p>
          </table:table-cell>
          <table:table-cell table:style-name="ce9" office:value-type="string">
            <text:p>No Brochures / Print Materials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/ M&amp;M Staff</text:p>
          </table:table-cell>
          <table:table-cell table:style-name="ce9" office:value-type="string">
            <text:p>Explanation - Queries Relating to specifications / features</text:p>
            <text:p/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/ M&amp;M Staff</text:p>
          </table:table-cell>
          <table:table-cell table:style-name="ce9" office:value-type="string">
            <text:p>Explanation - Comparison with a competitor's feat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/ M&amp;M Staff</text:p>
          </table:table-cell>
          <table:table-cell table:style-name="ce9" office:value-type="string">
            <text:p>Explanation - Warranty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/ M&amp;M Staff</text:p>
          </table:table-cell>
          <table:table-cell table:style-name="ce9" office:value-type="string">
            <text:p>Staff Behaviour - Rude / Non Responsiv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/ M&amp;M Staff</text:p>
          </table:table-cell>
          <table:table-cell table:style-name="ce9" office:value-type="string">
            <text:p>OTF mistakes and OTF not fill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/ M&amp;M Staff</text:p>
          </table:table-cell>
          <table:table-cell table:style-name="ce9" office:value-type="string">
            <text:p>No call Back to Customer by M&amp;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Commitment on Pric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Commitment on Discou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Commitment on Free Accesso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Commitment on VAS (Shield / Insurance / RSA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Commitment on other freebi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Interior Option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Modifications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Test Drive</text:p>
          </table:table-cell>
          <table:table-cell table:style-name="ce9" office:value-type="string">
            <text:p>Test Drive not provid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Test Drive</text:p>
          </table:table-cell>
          <table:table-cell table:style-name="ce9" office:value-type="string">
            <text:p>Test Drive model vs Car to be book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Test Drive</text:p>
          </table:table-cell>
          <table:table-cell table:style-name="ce9" office:value-type="string">
            <text:p>Test Drive Delayed / No Respon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Specific color &amp; Varian requests by the Customer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Purchase from Different Territo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Cancelled Delive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Change the Delivery Dat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Old Model sold vs New model booking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Long Booking Time / Delayed Delivery - upset about CPD Changing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Long Booking Time / Dealayed - wants earlier delivery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Long Booking time /Delayed Delive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Two dealers different pric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Finance Queri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Customer not allowed to take his own insuranc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Difference in Insurance qu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Query on Running Schem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Exchange proces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Paper AD schemes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CSD Enquiries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Specific model not available in CS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Advance Issu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Cashless facility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Overcharging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Handling Charg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 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Booking amount refund issues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Sales Query</text:p>
          </table:table-cell>
          <table:table-cell table:number-columns-repeated="2" table:style-name="ce5" office:value-type="string">
            <text:p>Product Availability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Sales Query</text:p>
          </table:table-cell>
          <table:table-cell table:number-columns-repeated="2" table:style-name="ce5" office:value-type="string">
            <text:p>Product Features/Specification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Sales Query</text:p>
          </table:table-cell>
          <table:table-cell table:number-columns-repeated="2" table:style-name="ce5" office:value-type="string">
            <text:p>Dealer Location/Contact Details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Sales Query</text:p>
          </table:table-cell>
          <table:table-cell table:number-columns-repeated="2" table:style-name="ce5" office:value-type="string">
            <text:p>Product Pricing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Lead Generation</text:p>
          </table:table-cell>
          <table:table-cell table:number-columns-repeated="2" table:style-name="ce5" office:value-type="string">
            <text:p>Customer Interes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Lead Generation</text:p>
          </table:table-cell>
          <table:table-cell table:number-columns-repeated="2" table:style-name="ce5" office:value-type="string">
            <text:p>Lo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Lead Generation</text:p>
          </table:table-cell>
          <table:table-cell table:number-columns-repeated="2" table:style-name="ce5" office:value-type="string">
            <text:p>Postpon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Lead Generation</text:p>
          </table:table-cell>
          <table:table-cell table:number-columns-repeated="2" table:style-name="ce5" office:value-type="string">
            <text:p>Callbac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Service Query</text:p>
          </table:table-cell>
          <table:table-cell table:number-columns-repeated="2" table:style-name="ce5" office:value-type="string">
            <text:p>Dealer Location/Contact Details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Service Query</text:p>
          </table:table-cell>
          <table:table-cell table:number-columns-repeated="2" table:style-name="ce5" office:value-type="string">
            <text:p>RSA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Service Query</text:p>
          </table:table-cell>
          <table:table-cell table:number-columns-repeated="2" table:style-name="ce5" office:value-type="string">
            <text:p>Service Schedul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Service Query</text:p>
          </table:table-cell>
          <table:table-cell table:number-columns-repeated="2" table:style-name="ce5" office:value-type="string">
            <text:p>Warranty/Extended Warran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Service Query</text:p>
          </table:table-cell>
          <table:table-cell table:number-columns-repeated="2" table:style-name="ce5" office:value-type="string">
            <text:p>Vehicle Featur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Service Query</text:p>
          </table:table-cell>
          <table:table-cell table:number-columns-repeated="2" table:style-name="ce5" office:value-type="string">
            <text:p>Parts Co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Service Query</text:p>
          </table:table-cell>
          <table:table-cell table:number-columns-repeated="2" table:style-name="ce5" office:value-type="string">
            <text:p>Labour Co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Service Query</text:p>
          </table:table-cell>
          <table:table-cell table:number-columns-repeated="2" table:style-name="ce5" office:value-type="string">
            <text:p>Service Co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number-columns-repeated="3" table:style-name="ce2" office:value-type="string">
            <text:p>Mahindra Adventur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Referral</text:p>
          </table:table-cell>
          <table:table-cell table:number-columns-repeated="2" table:style-name="ce5" office:value-type="string">
            <text:p>Off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Referral</text:p>
          </table:table-cell>
          <table:table-cell table:number-columns-repeated="2" table:style-name="ce5" office:value-type="string">
            <text:p>General Enqui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Referral</text:p>
          </table:table-cell>
          <table:table-cell table:number-columns-repeated="2" table:style-name="ce5" office:value-type="string">
            <text:p>Gratification/Voucher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WYH App/Website</text:p>
          </table:table-cell>
          <table:table-cell table:number-columns-repeated="2" table:style-name="ce5" office:value-type="string">
            <text:p>Login/Registration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WYH App/Website</text:p>
          </table:table-cell>
          <table:table-cell table:number-columns-repeated="2" table:style-name="ce5" office:value-type="string">
            <text:p>Contact Number/Details Upd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RSA Partner <text:s/></text:p>
          </table:table-cell>
          <table:table-cell table:number-columns-repeated="2" table:style-name="ce5" office:value-type="string">
            <text:p>Transfer Non RSA Ca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RSA Partner <text:s/></text:p>
          </table:table-cell>
          <table:table-cell table:number-columns-repeated="2" table:style-name="ce5" office:value-type="string">
            <text:p>Request Dealer Support for RSA Vehicl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RSA Partner <text:s/></text:p>
          </table:table-cell>
          <table:table-cell table:number-columns-repeated="2" table:style-name="ce5" office:value-type="string">
            <text:p>Enquire About RSA Validity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RSA Partner <text:s/></text:p>
          </table:table-cell>
          <table:table-cell table:number-columns-repeated="2" table:style-name="ce5" office:value-type="string">
            <text:p>Require Dealer Detail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</text:p>
          </table:table-cell>
          <table:table-cell table:style-name="ce2" office:value-type="string">
            <text:p>RSA Partner <text:s/></text:p>
          </table:table-cell>
          <table:table-cell table:number-columns-repeated="2" table:style-name="ce5" office:value-type="string">
            <text:p>Require M&amp;M Intervention for RSA Ca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quest</text:p>
          </table:table-cell>
          <table:table-cell table:style-name="ce2" office:value-type="string">
            <text:p>Service Request</text:p>
          </table:table-cell>
          <table:table-cell table:number-columns-repeated="2" table:style-name="ce5" office:value-type="string">
            <text:p>AMC/Extended Warranty Coverag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quest</text:p>
          </table:table-cell>
          <table:table-cell table:style-name="ce2" office:value-type="string">
            <text:p>Service Request</text:p>
          </table:table-cell>
          <table:table-cell table:number-columns-repeated="2" table:style-name="ce5" office:value-type="string">
            <text:p>Labour Co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quest</text:p>
          </table:table-cell>
          <table:table-cell table:style-name="ce2" office:value-type="string">
            <text:p>Service Request</text:p>
          </table:table-cell>
          <table:table-cell table:number-columns-repeated="2" table:style-name="ce5" office:value-type="string">
            <text:p>Parts Co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quest</text:p>
          </table:table-cell>
          <table:table-cell table:style-name="ce2" office:value-type="string">
            <text:p>Service Request</text:p>
          </table:table-cell>
          <table:table-cell table:number-columns-repeated="2" table:style-name="ce5" office:value-type="string">
            <text:p>Service Appointme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quest</text:p>
          </table:table-cell>
          <table:table-cell table:style-name="ce2" office:value-type="string">
            <text:p>Service Request</text:p>
          </table:table-cell>
          <table:table-cell table:number-columns-repeated="2" table:style-name="ce5" office:value-type="string">
            <text:p>Vehicle Insuranc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quest</text:p>
          </table:table-cell>
          <table:table-cell table:style-name="ce2" office:value-type="string">
            <text:p>Service Request</text:p>
          </table:table-cell>
          <table:table-cell table:number-columns-repeated="2" table:style-name="ce5" office:value-type="string">
            <text:p>Vehicle Repair Stat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quest</text:p>
          </table:table-cell>
          <table:table-cell table:style-name="ce2" office:value-type="string">
            <text:p>Service Request</text:p>
          </table:table-cell>
          <table:table-cell table:number-columns-repeated="2" table:style-name="ce5" office:value-type="string">
            <text:p>Othe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Facility</text:p>
          </table:table-cell>
          <table:table-cell table:style-name="ce9" office:value-type="string">
            <text:p>Dealer Showroom proximi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Facility</text:p>
          </table:table-cell>
          <table:table-cell table:style-name="ce9" office:value-type="string">
            <text:p>Showroom Infr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Facility</text:p>
          </table:table-cell>
          <table:table-cell table:style-name="ce9" office:value-type="string">
            <text:p>Tea / Coffee / Refreshments / water not serv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Facility</text:p>
          </table:table-cell>
          <table:table-cell table:style-name="ce9" office:value-type="string">
            <text:p>Seating @ lounge inadequ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Facility</text:p>
          </table:table-cell>
          <table:table-cell table:style-name="ce9" office:value-type="string">
            <text:p>No delivery bay available - car delivered from a poorly made loca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Facility</text:p>
          </table:table-cell>
          <table:table-cell table:style-name="ce9" office:value-type="string">
            <text:p>No Accessory availab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Facility</text:p>
          </table:table-cell>
          <table:table-cell table:style-name="ce9" office:value-type="string">
            <text:p>No Brochures / Print Material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/ M&amp;M Staff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/ M&amp;M Staff</text:p>
          </table:table-cell>
          <table:table-cell table:style-name="ce9" office:value-type="string">
            <text:p>Explanation - Comparison with a competitor's featu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/ M&amp;M Staff</text:p>
          </table:table-cell>
          <table:table-cell table:style-name="ce9" office:value-type="string">
            <text:p>Explanation - Warranty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/ M&amp;M Staff</text:p>
          </table:table-cell>
          <table:table-cell table:style-name="ce9" office:value-type="string">
            <text:p>Staff Behaviour - Rude / Non Responsiv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/ M&amp;M Staff</text:p>
          </table:table-cell>
          <table:table-cell table:style-name="ce9" office:value-type="string">
            <text:p>OTF mistakes and OTF not fill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Dealer / M&amp;M Staff</text:p>
          </table:table-cell>
          <table:table-cell table:style-name="ce9" office:value-type="string">
            <text:p>No call Back to Customer by M&amp;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Commitment on Pric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Commitment on Discou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Commitment on Free Accesso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Commitment on VAS (Shield / Insurance / RSA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Commitment on other freebi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Interior Option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Dealer Handling Related</text:p>
          </table:table-cell>
          <table:table-cell table:style-name="ce6" office:value-type="string">
            <text:p>Commitment</text:p>
          </table:table-cell>
          <table:table-cell table:style-name="ce9" office:value-type="string">
            <text:p>Modifications relat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Test Drive</text:p>
          </table:table-cell>
          <table:table-cell table:style-name="ce9" office:value-type="string">
            <text:p>Test Drive not provid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Test Drive</text:p>
          </table:table-cell>
          <table:table-cell table:style-name="ce9" office:value-type="string">
            <text:p>Test Drive model vs Car to be book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Test Drive</text:p>
          </table:table-cell>
          <table:table-cell table:style-name="ce9" office:value-type="string">
            <text:p>Test Drive Delayed / No Respon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Specific color &amp; Variant requests by the Customer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Purchase from Different Territo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Long Booking Time / Delayed Delivery - upset about delay delivery at the showroo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Long Booking time /Delayed Delive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Old Model sold vs New model booking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Higher ODO reading at time of delive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6" office:value-type="string">
            <text:p>Sales Process</text:p>
          </table:table-cell>
          <table:table-cell table:style-name="ce6" office:value-type="string">
            <text:p>Vehicle Availability &amp; Delivery</text:p>
          </table:table-cell>
          <table:table-cell table:style-name="ce9" office:value-type="string">
            <text:p>Feature on Demo vs Feature actual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Two dealers different pric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Finance Queri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Customer not allowed to take his own insuranc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finance Issues by the sales consultant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Difference in Insurance qu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Query on Running Schem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Exchange proces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Paper AD schemes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CSD Enquiries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Advance Issu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Cashless facility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GS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Overcharging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Handling Charg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Billing done without Transparenc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Taxi permit refund not received from the dealershi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Commercial / Finance</text:p>
          </table:table-cell>
          <table:table-cell table:style-name="ce9" office:value-type="string">
            <text:p>Booking amount refund issues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Documentation</text:p>
          </table:table-cell>
          <table:table-cell table:style-name="ce9" office:value-type="string">
            <text:p>Delay in the Registra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Documentation</text:p>
          </table:table-cell>
          <table:table-cell table:style-name="ce9" office:value-type="string">
            <text:p>VIP Number registration related issues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Documentation</text:p>
          </table:table-cell>
          <table:table-cell table:style-name="ce9" office:value-type="string">
            <text:p>Delay from DTO side for RC Smart car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Documentation</text:p>
          </table:table-cell>
          <table:table-cell table:style-name="ce9" office:value-type="string">
            <text:p>Commercial number vehicle registration done in private number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Documentation</text:p>
          </table:table-cell>
          <table:table-cell table:style-name="ce9" office:value-type="string">
            <text:p>Insurance Documents not handed ov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Documentation</text:p>
          </table:table-cell>
          <table:table-cell table:style-name="ce9" office:value-type="string">
            <text:p>Owner Manuals/Warranty manual not handed ov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Documentation</text:p>
          </table:table-cell>
          <table:table-cell table:style-name="ce9" office:value-type="string">
            <text:p>Temporary registration issu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Documentation</text:p>
          </table:table-cell>
          <table:table-cell table:style-name="ce9" office:value-type="string">
            <text:p>New vehicle already temporary registered in other vehic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Documentation</text:p>
          </table:table-cell>
          <table:table-cell table:style-name="ce9" office:value-type="string">
            <text:p>Smart Card Not Arriv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Documentation</text:p>
          </table:table-cell>
          <table:table-cell table:style-name="ce9" office:value-type="string">
            <text:p>Old Invoice not provid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Sales Process</text:p>
          </table:table-cell>
          <table:table-cell table:style-name="ce7" office:value-type="string">
            <text:p>Documentation</text:p>
          </table:table-cell>
          <table:table-cell table:style-name="ce9" office:value-type="string">
            <text:p>FS bookle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PDI &amp; HOTO</text:p>
          </table:table-cell>
          <table:table-cell table:style-name="ce9" office:value-type="string">
            <text:p>Query related to Free Services - Intervals / Cost / T&amp;C / Inclusions &amp; <text:s/>Exclusion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PDI &amp; HOTO</text:p>
          </table:table-cell>
          <table:table-cell table:style-name="ce9" office:value-type="string">
            <text:p>Unable to access WY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PDI &amp; HOTO</text:p>
          </table:table-cell>
          <table:table-cell table:style-name="ce9" office:value-type="string">
            <text:p>WYH Application related queri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PDI &amp; HOTO</text:p>
          </table:table-cell>
          <table:table-cell table:style-name="ce9" office:value-type="string">
            <text:p>Dealer not accepting payment made via WYH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PDI &amp; HOTO</text:p>
          </table:table-cell>
          <table:table-cell table:style-name="ce9" office:value-type="string">
            <text:p>Queries on Warranty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PDI &amp; HOTO</text:p>
          </table:table-cell>
          <table:table-cell table:style-name="ce9" office:value-type="string">
            <text:p/>
            <text:p>Fit &amp; Finish issue - interior / exterior</text:p>
            <text:p/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PDI &amp; HOTO</text:p>
          </table:table-cell>
          <table:table-cell table:style-name="ce9" office:value-type="string">
            <text:p>Scratches in vehic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PDI &amp; HOTO</text:p>
          </table:table-cell>
          <table:table-cell table:style-name="ce9" office:value-type="string">
            <text:p>Vehicle delivered in dirty condi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PDI &amp; HOTO</text:p>
          </table:table-cell>
          <table:table-cell table:style-name="ce9" office:value-type="string">
            <text:p>Technical / How to Operat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PDI &amp; HOTO</text:p>
          </table:table-cell>
          <table:table-cell table:style-name="ce9" office:value-type="string">
            <text:p>Feature Issues / Tell Tale Lamp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PDI &amp; HOTO</text:p>
          </table:table-cell>
          <table:table-cell table:style-name="ce9" office:value-type="string">
            <text:p>Product Defini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PDI &amp; HOTO</text:p>
          </table:table-cell>
          <table:table-cell table:style-name="ce9" office:value-type="string">
            <text:p>Components failure in the new Ca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PDI &amp; HOTO</text:p>
          </table:table-cell>
          <table:table-cell table:style-name="ce9" office:value-type="string">
            <text:p>Vehicle delivered without ordered accessori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CRM Program Related</text:p>
          </table:table-cell>
          <table:table-cell table:style-name="ce9" office:value-type="string">
            <text:p>Top Gear related Queri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CRM Program Related</text:p>
          </table:table-cell>
          <table:table-cell table:style-name="ce9" office:value-type="string">
            <text:p>PC benefit related queri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7" office:value-type="string">
            <text:p>Post Delivery</text:p>
          </table:table-cell>
          <table:table-cell table:style-name="ce7" office:value-type="string">
            <text:p>CRM Program Related</text:p>
          </table:table-cell>
          <table:table-cell table:style-name="ce9" office:value-type="string">
            <text:p>Kit not receiv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4" office:value-type="string">
            <text:p>Sales Process</text:p>
          </table:table-cell>
          <table:table-cell table:style-name="ce4" office:value-type="string">
            <text:p>Documentation</text:p>
          </table:table-cell>
          <table:table-cell table:style-name="ce4" office:value-type="string">
            <text:p>Shield /RSA certificate not provid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4" office:value-type="string">
            <text:p>Sales Process</text:p>
          </table:table-cell>
          <table:table-cell table:style-name="ce4" office:value-type="string">
            <text:p>Documentation</text:p>
          </table:table-cell>
          <table:table-cell table:style-name="ce4" office:value-type="string">
            <text:p>Fast tag not activated or not provid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4" office:value-type="string">
            <text:p>Post Delivery</text:p>
          </table:table-cell>
          <table:table-cell table:style-name="ce4" office:value-type="string">
            <text:p>KYC Related</text:p>
          </table:table-cell>
          <table:table-cell table:style-name="ce10" office:value-type="string">
            <text:p>Adrenox not activated/explain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4" office:value-type="string">
            <text:p>Post Delivery</text:p>
          </table:table-cell>
          <table:table-cell table:style-name="ce4" office:value-type="string">
            <text:p>KYC Related</text:p>
          </table:table-cell>
          <table:table-cell table:style-name="ce10" office:value-type="string">
            <text:p>KYC not updat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4" office:value-type="string">
            <text:p>Post Delivery</text:p>
          </table:table-cell>
          <table:table-cell table:style-name="ce4" office:value-type="string">
            <text:p>KYC Related</text:p>
          </table:table-cell>
          <table:table-cell table:style-name="ce10" office:value-type="string">
            <text:p>Blue sense Plus app not activated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4" office:value-type="string">
            <text:p>Post Delivery</text:p>
          </table:table-cell>
          <table:table-cell table:style-name="ce4" office:value-type="string">
            <text:p>Home Installation Related</text:p>
          </table:table-cell>
          <table:table-cell table:style-name="ce10" office:value-type="string">
            <text:p>Home installation not done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les Concern</text:p>
          </table:table-cell>
          <table:table-cell table:style-name="ce4" office:value-type="string">
            <text:p>Post Delivery</text:p>
          </table:table-cell>
          <table:table-cell table:style-name="ce4" office:value-type="string">
            <text:p>Home Installation Related</text:p>
          </table:table-cell>
          <table:table-cell table:style-name="ce10" office:value-type="string">
            <text:p>Features not explained by Home Installer </text:p>
          </table:table-cell>
          <table:table-cell table:number-columns-repeated="1020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Master Binning PreSales_SAL_SRV'.$A$1" table:cell-range-address="$'Master Binning PreSales_SAL_SRV'.$A$1:.$D$714"/>
        </table:named-expressions>
      </table:table>
      <table:named-expressions/>
      <table:database-ranges>
        <table:database-range table:name="_xlnm._FilterDatabase" table:target-range-address="'Master Binning PreSales_SAL_SRV'.A1:'Master Binning PreSales_SAL_SRV'.D7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7_20_2" style:display-name="Normal 7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4">05/04/2024</text:date>, <text:time>14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_20_Binning_20_PreSales_5f_SAL_5f_SRV" style:display-name="PageStyle_Master Binning PreSales_SAL_SR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creation-date>2024-05-04T14:13:34.19</meta:creation-date>
    <meta:editing-duration>PT6M59S</meta:editing-duration>
    <meta:editing-cycles>2</meta:editing-cycles>
    <dc:date>2024-05-04T14:20:25.28</dc:date>
    <meta:document-statistic meta:table-count="1" meta:cell-count="2855" meta:object-count="0"/>
  </office:meta>
</office:document-meta>
</file>